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3">
            <text:p>33</text:p>
          </table:table-cell>
          <table:table-cell office:value-type="string">
            <text:p>CountryCod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ullNam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tin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ultPopulatio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nualBirth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nualDeath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nualHIVAIDSDeath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irthRateFractio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hildPopulation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athRateFractio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lderlyPopulation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iniIndex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IVAIDSDeathRateFraction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IVAIDSFraction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HIVAIDSPopulation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InfantMortalityFraction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ifeExpectancy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iteracyFraction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edianAge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igrationRateFraction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opulation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opulationGrowth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overtyFraction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otalFertilityRat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urrencyCod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rrentAccountBalanc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EconomicAid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xchangeRat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xternalDebt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ixedInvestmen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oreignExchangeReserve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DP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DPAtParity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GDPPerCapit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GDPRealGrow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overnmentDebt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GovernmentExpenditure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overnmentReceipt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IndustrialProductionGrowth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InflationRat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LaborForce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riceIndex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UnemploymentFractio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lectricityConsumptio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lectricityExport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lectricityImport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lectricityProduction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aturalGasConsumption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aturalGasExport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NaturalGasImport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aturalGasProduction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NaturalGasReserve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OilConsumption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OilExport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OilImport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ilProduction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OilReser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irport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RadioStation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ellularPhone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MRadioStations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InternetHost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ternetUsers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erchantShip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erchantShipsDeadWeight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erchantShipsGross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avedAirport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honeLines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RadioStation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RailwayLength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RoadLength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hortWaveRadioStations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elevisionStations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UnpavedAirport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ableLandAre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rableLandFractio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e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oundaryLength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astlineLength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ropsLandAre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opsLandFractio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ighestElevation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rrigatedLandArea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rrigatedLandFraction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andArea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LowestElevation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WaterArea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WaterwayLength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IndependenceYear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ilitaryAgeFemale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ilitaryAgeMales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ilitaryAgePopulation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ilitaryAgeRate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ilitaryExpenditureFraction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ilitaryExpenditure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ilitaryFitPopulation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1:Hoja1.C1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/02/2016</text:date>, <text:time>17:2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6-01-30T13:37:37</meta:creation-date>
    <dc:date>2016-02-01T17:22:24</dc:date>
    <dc:creator>Carlos </dc:creator>
    <meta:editing-duration>P2DT3H27M21S</meta:editing-duration>
    <meta:editing-cycles>2</meta:editing-cycles>
    <meta:generator>OpenOffice/4.0.1$Unix OpenOffice.org_project/401m5$Build-9714</meta:generator>
    <meta:document-statistic meta:table-count="3" meta:cell-count="192" meta:object-count="0"/>
  </office:meta>
</office:document-meta>
</file>